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100000DB3FF0982684E2F69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81cm, 0cm, 37.22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035cm" svg:y="16.074cm" svg:width="19.542cm" svg:height="15.563cm" draw:z-index="0"><draw:image xlink:href="Pictures/10000000000009B100000DB3FF0982684E2F69B2.png" xlink:type="simple" xlink:show="embed" xlink:actuate="onLoad" loext:mime-type="image/png"/></draw:frame><draw:frame draw:style-name="fr1" draw:name="Image1" text:anchor-type="char" svg:x="0.212cm" svg:y="-0.044cm" svg:width="19.491cm" svg:height="15.524cm" draw:z-index="1"><draw:image xlink:href="Pictures/10000000000009B100000DB3FF0982684E2F69B2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5:54:52.937386175</meta:creation-date>
    <dc:date>2020-06-29T16:14:56.886239547</dc:date>
    <meta:editing-duration>PT20M4S</meta:editing-duration>
    <meta:editing-cycles>5</meta:editing-cycles>
    <meta:generator>LibreOffice/6.4.3.2$Linux_X86_64 LibreOffice_project/40$Build-2</meta:generator>
    <meta:print-date>2020-06-29T16:13:57.394765390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